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200df0" officeooo:paragraph-rsid="00200df0"/>
    </style:style>
    <style:style style:name="P2" style:family="paragraph" style:parent-style-name="Standard">
      <style:text-properties officeooo:rsid="00200df0" officeooo:paragraph-rsid="004a8592"/>
    </style:style>
    <style:style style:name="P3" style:family="paragraph" style:parent-style-name="Standard">
      <style:text-properties officeooo:rsid="00200df0" officeooo:paragraph-rsid="007616b7"/>
    </style:style>
    <style:style style:name="P4" style:family="paragraph" style:parent-style-name="Standard">
      <style:text-properties officeooo:rsid="00200df0" officeooo:paragraph-rsid="006a2700"/>
    </style:style>
    <style:style style:name="P5" style:family="paragraph" style:parent-style-name="Standard">
      <style:text-properties officeooo:rsid="00200df0" officeooo:paragraph-rsid="00b245d4"/>
    </style:style>
    <style:style style:name="P6" style:family="paragraph" style:parent-style-name="Standard">
      <style:text-properties officeooo:rsid="00229b1c" officeooo:paragraph-rsid="00229b1c"/>
    </style:style>
    <style:style style:name="P7" style:family="paragraph" style:parent-style-name="Standard">
      <style:text-properties officeooo:rsid="00229b1c" officeooo:paragraph-rsid="00415c80"/>
    </style:style>
    <style:style style:name="P8" style:family="paragraph" style:parent-style-name="Standard">
      <style:text-properties officeooo:rsid="00229b1c" officeooo:paragraph-rsid="00555f99"/>
    </style:style>
    <style:style style:name="P9" style:family="paragraph" style:parent-style-name="Standard">
      <style:text-properties officeooo:rsid="00229b1c" officeooo:paragraph-rsid="005ef4aa"/>
    </style:style>
    <style:style style:name="P10" style:family="paragraph" style:parent-style-name="Standard">
      <style:text-properties officeooo:rsid="00229b1c" officeooo:paragraph-rsid="006a2700"/>
    </style:style>
    <style:style style:name="P11" style:family="paragraph" style:parent-style-name="Standard">
      <style:text-properties officeooo:rsid="00229b1c" officeooo:paragraph-rsid="00706823"/>
    </style:style>
    <style:style style:name="P12" style:family="paragraph" style:parent-style-name="Standard">
      <style:text-properties officeooo:rsid="00229b1c" officeooo:paragraph-rsid="00af2197"/>
    </style:style>
    <style:style style:name="P13" style:family="paragraph" style:parent-style-name="Standard">
      <style:text-properties officeooo:rsid="00229b1c" officeooo:paragraph-rsid="00b5437c"/>
    </style:style>
    <style:style style:name="P14" style:family="paragraph" style:parent-style-name="Standard">
      <style:text-properties officeooo:rsid="00229b1c" officeooo:paragraph-rsid="00b63a27"/>
    </style:style>
    <style:style style:name="P15" style:family="paragraph" style:parent-style-name="Standard">
      <style:text-properties officeooo:rsid="00229b1c" officeooo:paragraph-rsid="00c4da50"/>
    </style:style>
    <style:style style:name="P16" style:family="paragraph" style:parent-style-name="Standard">
      <style:text-properties officeooo:rsid="00229b1c" officeooo:paragraph-rsid="00c59b52"/>
    </style:style>
    <style:style style:name="P17" style:family="paragraph" style:parent-style-name="Standard">
      <style:text-properties officeooo:rsid="00246648" officeooo:paragraph-rsid="00246648"/>
    </style:style>
    <style:style style:name="P18" style:family="paragraph" style:parent-style-name="Standard">
      <style:text-properties officeooo:rsid="0044612c" officeooo:paragraph-rsid="0044612c"/>
    </style:style>
    <style:style style:name="P19" style:family="paragraph" style:parent-style-name="Standard">
      <style:text-properties fo:font-weight="bold" officeooo:rsid="00a4d5fe" officeooo:paragraph-rsid="00a4d5fe" style:font-weight-asian="bold" style:font-weight-complex="bold"/>
    </style:style>
    <style:style style:name="P20" style:family="paragraph" style:parent-style-name="Standard">
      <style:text-properties officeooo:rsid="00468d81" officeooo:paragraph-rsid="00468d81"/>
    </style:style>
    <style:style style:name="P21" style:family="paragraph" style:parent-style-name="Standard">
      <style:text-properties officeooo:rsid="0052133c" officeooo:paragraph-rsid="0052133c"/>
    </style:style>
    <style:style style:name="P22" style:family="paragraph" style:parent-style-name="Standard">
      <style:text-properties officeooo:rsid="006bbc49" officeooo:paragraph-rsid="006bbc49"/>
    </style:style>
    <style:style style:name="P23" style:family="paragraph" style:parent-style-name="Standard">
      <style:text-properties fo:font-size="16pt" style:text-underline-style="solid" style:text-underline-width="auto" style:text-underline-color="font-color" fo:font-weight="bold" officeooo:rsid="00449c0b" officeooo:paragraph-rsid="00449c0b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ac338f" officeooo:paragraph-rsid="00ac338f"/>
    </style:style>
    <style:style style:name="P25" style:family="paragraph" style:parent-style-name="Standard">
      <style:text-properties officeooo:rsid="009f5a14" officeooo:paragraph-rsid="00b071d6"/>
    </style:style>
    <style:style style:name="P26" style:family="paragraph" style:parent-style-name="Standard">
      <style:text-properties officeooo:rsid="009cf5a3" officeooo:paragraph-rsid="00b071d6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b071d6" officeooo:paragraph-rsid="00b071d6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449c0b" officeooo:paragraph-rsid="00c87747" style:font-weight-asian="bold" style:font-weight-complex="bold"/>
    </style:style>
    <style:style style:name="P29" style:family="paragraph" style:parent-style-name="Standard">
      <style:text-properties officeooo:rsid="00449c0b" officeooo:paragraph-rsid="009973b5"/>
    </style:style>
    <style:style style:name="P30" style:family="paragraph" style:parent-style-name="Standard">
      <style:paragraph-properties fo:break-before="page"/>
      <style:text-properties officeooo:rsid="00246648" officeooo:paragraph-rsid="0099ee63"/>
    </style:style>
    <style:style style:name="P31" style:family="paragraph" style:parent-style-name="Standard">
      <style:text-properties style:text-underline-style="none" fo:font-weight="normal" officeooo:rsid="00b071d6" officeooo:paragraph-rsid="00b071d6" style:font-weight-asian="normal" style:font-weight-complex="normal"/>
    </style:style>
    <style:style style:name="T1" style:family="text">
      <style:text-properties officeooo:rsid="00200df0"/>
    </style:style>
    <style:style style:name="T2" style:family="text">
      <style:text-properties officeooo:rsid="00229b1c"/>
    </style:style>
    <style:style style:name="T3" style:family="text">
      <style:text-properties officeooo:rsid="00246648"/>
    </style:style>
    <style:style style:name="T4" style:family="text">
      <style:text-properties officeooo:rsid="0028f4ba"/>
    </style:style>
    <style:style style:name="T5" style:family="text">
      <style:text-properties officeooo:rsid="002dcbf2"/>
    </style:style>
    <style:style style:name="T6" style:family="text">
      <style:text-properties officeooo:rsid="0039be5b"/>
    </style:style>
    <style:style style:name="T7" style:family="text">
      <style:text-properties officeooo:rsid="003e1fdf"/>
    </style:style>
    <style:style style:name="T8" style:family="text">
      <style:text-properties officeooo:rsid="004ff79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449c0b" style:font-weight-asian="bold" style:font-weight-complex="bold"/>
    </style:style>
    <style:style style:name="T11" style:family="text">
      <style:text-properties officeooo:rsid="00555f99"/>
    </style:style>
    <style:style style:name="T12" style:family="text">
      <style:text-properties officeooo:rsid="006bbc49"/>
    </style:style>
    <style:style style:name="T13" style:family="text">
      <style:text-properties officeooo:rsid="00706823"/>
    </style:style>
    <style:style style:name="T14" style:family="text">
      <style:text-properties officeooo:rsid="0073f062"/>
    </style:style>
    <style:style style:name="T15" style:family="text">
      <style:text-properties officeooo:rsid="008c2f67"/>
    </style:style>
    <style:style style:name="T16" style:family="text">
      <style:text-properties officeooo:rsid="009439a8"/>
    </style:style>
    <style:style style:name="T17" style:family="text">
      <style:text-properties officeooo:rsid="00948e35"/>
    </style:style>
    <style:style style:name="T18" style:family="text">
      <style:text-properties officeooo:rsid="00977b8c"/>
    </style:style>
    <style:style style:name="T19" style:family="text">
      <style:text-properties officeooo:rsid="00a2ce0d"/>
    </style:style>
    <style:style style:name="T20" style:family="text">
      <style:text-properties officeooo:rsid="00ac338f"/>
    </style:style>
    <style:style style:name="T21" style:family="text">
      <style:text-properties officeooo:rsid="00af2197"/>
    </style:style>
    <style:style style:name="T22" style:family="text">
      <style:text-properties style:text-underline-style="none"/>
    </style:style>
    <style:style style:name="T2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4" style:family="text">
      <style:text-properties fo:font-size="16pt" style:text-underline-style="solid" style:text-underline-width="auto" style:text-underline-color="font-color" fo:font-weight="bold" officeooo:rsid="008c2f67" style:font-size-asian="16pt" style:font-weight-asian="bold" style:font-size-complex="16pt" style:font-weight-complex="bold"/>
    </style:style>
    <style:style style:name="T25" style:family="text">
      <style:text-properties fo:font-size="16pt" style:text-underline-style="solid" style:text-underline-width="auto" style:text-underline-color="font-color" fo:font-weight="bold" officeooo:rsid="00977b8c" style:font-size-asian="16pt" style:font-weight-asian="bold" style:font-size-complex="16pt" style:font-weight-complex="bold"/>
    </style:style>
    <style:style style:name="T2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7" style:family="text">
      <style:text-properties fo:font-size="16pt" style:text-underline-style="none" fo:font-weight="normal" officeooo:rsid="00ca01e9" style:font-size-asian="16pt" style:font-weight-asian="normal" style:font-size-complex="16pt" style:font-weight-complex="normal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officeooo:rsid="008c2f67" style:font-size-asian="16pt" style:font-size-complex="16pt"/>
    </style:style>
    <style:style style:name="T30" style:family="text">
      <style:text-properties fo:font-size="16pt" officeooo:rsid="00977b8c" style:font-size-asian="16pt" style:font-size-complex="16pt"/>
    </style:style>
    <style:style style:name="T31" style:family="text">
      <style:text-properties fo:font-size="16pt" officeooo:rsid="00c87747" style:font-size-asian="16pt" style:font-size-complex="16pt"/>
    </style:style>
    <style:style style:name="T32" style:family="text">
      <style:text-properties fo:font-size="16pt" officeooo:rsid="00ca01e9" style:font-size-asian="16pt" style:font-size-complex="16pt"/>
    </style:style>
    <style:style style:name="T33" style:family="text">
      <style:text-properties fo:font-size="16pt" officeooo:rsid="00d0ab54" style:font-size-asian="16pt" style:font-size-complex="16pt"/>
    </style:style>
    <style:style style:name="T34" style:family="text">
      <style:text-properties fo:font-size="16pt" officeooo:rsid="00d39eaf" style:font-size-asian="16pt" style:font-size-complex="16pt"/>
    </style:style>
    <style:style style:name="T35" style:family="text">
      <style:text-properties fo:font-size="16pt" fo:font-weight="normal" officeooo:rsid="00ca01e9" style:font-size-asian="16pt" style:font-weight-asian="normal" style:font-size-complex="16pt" style:font-weight-complex="normal"/>
    </style:style>
    <style:style style:name="T36" style:family="text">
      <style:text-properties fo:font-size="12pt" style:text-underline-style="none" fo:font-weight="normal" officeooo:rsid="00b1aa4a" style:font-size-asian="10.5pt" style:font-weight-asian="normal" style:font-size-complex="12pt" style:font-weight-complex="normal"/>
    </style:style>
    <style:style style:name="T37" style:family="text">
      <style:text-properties fo:font-size="12pt" style:text-underline-style="none" fo:font-weight="normal" officeooo:rsid="00ca01e9" style:font-size-asian="10.5pt" style:font-weight-asian="normal" style:font-size-complex="12pt" style:font-weight-complex="normal"/>
    </style:style>
    <style:style style:name="T38" style:family="text">
      <style:text-properties fo:font-size="12pt" style:text-underline-style="none" fo:font-weight="normal" officeooo:rsid="00d39eaf" style:font-size-asian="10.5pt" style:font-weight-asian="normal" style:font-size-complex="12pt" style:font-weight-complex="normal"/>
    </style:style>
    <style:style style:name="T39" style:family="text">
      <style:text-properties officeooo:rsid="00b41d4f"/>
    </style:style>
    <style:style style:name="T40" style:family="text">
      <style:text-properties officeooo:rsid="00c4da50"/>
    </style:style>
    <style:style style:name="T41" style:family="text">
      <style:text-properties officeooo:rsid="00c844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5">OpenR3D </text:span>Execution Order <text:span text:style-name="T18">Solution 1</text:span>:<text:span text:style-name="T22"> </text:span><text:span text:style-name="T36">Different updates with different roles</text:span></text:p>
      <text:p text:style-name="P1"/>
      <text:p text:style-name="P20">PHYSICS SCRIPTS HERE</text:p>
      <text:p text:style-name="P1"/>
      <text:p text:style-name="P1">PhysicsUpdate<text:span text:style-name="T4">()</text:span>:</text:p>
      <text:p text:style-name="P1">- Called <text:span text:style-name="T2">0..n times </text:span>before Update<text:span text:style-name="T4">()</text:span></text:p>
      <text:p text:style-name="P1">- <text:span text:style-name="T13">Loop on each object:</text:span></text:p>
      <text:p text:style-name="P22"><text:tab/>- Step1: <text:span text:style-name="T14">PHYSICS TRANSFORM UPDATE</text:span></text:p>
      <text:p text:style-name="P1"><text:tab/><text:tab/>- <text:span text:style-name="T16">Collider changes world position of game objects</text:span></text:p>
      <text:p text:style-name="P3"><text:tab/><text:span text:style-name="T12"><text:tab/></text:span>- Updates Transform if changed (setting changed bools)</text:p>
      <text:p text:style-name="P22"><text:tab/>- Step2: <text:span text:style-name="T14">AFTER PHYSICS UPDATE</text:span></text:p>
      <text:p text:style-name="P9"><text:tab/><text:tab/>- <text:span text:style-name="T6">Camera updates matrices if moved (need transform changed bool)</text:span></text:p>
      <text:p text:style-name="P2"/>
      <text:p text:style-name="P2"/>
      <text:p text:style-name="P18">SCRIPTS <text:span text:style-name="T17">UPDATE HERE</text:span></text:p>
      <text:p text:style-name="P18"/>
      <text:p text:style-name="P1"/>
      <text:p text:style-name="P6">Update<text:span text:style-name="T4">()</text:span>:</text:p>
      <text:p text:style-name="P6">- Called <text:span text:style-name="T3">1 time </text:span>before Draw<text:span text:style-name="T4">()</text:span></text:p>
      <text:p text:style-name="P11">- <text:span text:style-name="T13">Loop on each object:</text:span></text:p>
      <text:p text:style-name="P6"><text:tab/>- <text:span text:style-name="T13">Step1: SCRIPT TRANSFORM UPDATE</text:span></text:p>
      <text:p text:style-name="P4"><text:tab/><text:tab/>- Updates Transform if changed (setting changed bools)</text:p>
      <text:p text:style-name="P10"><text:tab/>- <text:span text:style-name="T13">Step2: AFTER SCRIPT UPDATE</text:span></text:p>
      <text:p text:style-name="P6"><text:tab/><text:tab/>- <text:span text:style-name="T6">Camera updates matrices if moved (need transform changed bool)</text:span></text:p>
      <text:p text:style-name="P7"><text:tab/><text:tab/>- <text:span text:style-name="T7">Collider recalculates collision box if scaled (need transform changed bool)</text:span></text:p>
      <text:p text:style-name="P8"><text:tab/><text:tab/>- <text:span text:style-name="T11">Collider Transform repositioned if moved by other means than physics (need transform changed bool but only form non physics)</text:span></text:p>
      <text:p text:style-name="P6"/>
      <text:p text:style-name="P6"/>
      <text:p text:style-name="P17">Draw<text:span text:style-name="T4">():</text:span></text:p>
      <text:p text:style-name="P17">- <text:span text:style-name="T5">Can be called anytime. Has no dependency.</text:span></text:p>
      <text:p text:style-name="P17"/>
      <text:p text:style-name="P19">Problem: If physics moves 100 objects and then the script moves these objects too, there are going to be 200 transform updates!</text:p>
      <text:p text:style-name="P17"/>
      <text:p text:style-name="P17"/>
      <text:p text:style-name="P29"><text:span text:style-name="T24">OpenR3D </text:span><text:span text:style-name="T23">Execution Order </text:span><text:span text:style-name="T25">Solution 2</text:span><text:span text:style-name="T23">:</text:span><text:span text:style-name="T26"> </text:span><text:span text:style-name="T20">Have a specific component update order</text:span></text:p>
      <text:p text:style-name="P24"/>
      <text:p text:style-name="P5">PhysicsUpdate<text:span text:style-name="T4">()</text:span>:</text:p>
      <text:p text:style-name="P5">- Called <text:span text:style-name="T2">0..n times </text:span>before Update<text:span text:style-name="T4">()</text:span></text:p>
      <text:p text:style-name="P5">- <text:span text:style-name="T39">No loop, just update the physics engine</text:span></text:p>
      <text:p text:style-name="P24"/>
      <text:p text:style-name="P12">Update<text:span text:style-name="T4">()</text:span>:</text:p>
      <text:p text:style-name="P12">- Called <text:span text:style-name="T3">1 time </text:span>before Draw<text:span text:style-name="T4">()</text:span></text:p>
      <text:p text:style-name="P12">- <text:span text:style-name="T21">Loop on each object:</text:span></text:p>
      <text:p text:style-name="P16"><text:tab/>- <text:span text:style-name="T1">Transform updated if changed (setting changed bools)</text:span></text:p>
      <text:p text:style-name="P16"><text:tab/>- <text:span text:style-name="T41">Animation: move object by 1 unit</text:span><text:tab/></text:p>
      <text:p text:style-name="P15"><text:tab/>- <text:span text:style-name="T11">Collider IF object transform moved : updates physics position</text:span></text:p>
      <text:p text:style-name="P15"><text:tab/><text:tab/> <text:span text:style-name="T40">ELSE object physics moved: updates transform postion</text:span></text:p>
      <text:p text:style-name="P13"><text:tab/>- <text:span text:style-name="T6">Camera updates matrices IF object moved</text:span></text:p>
      <text:p text:style-name="P14"><text:tab/>- <text:span text:style-name="T7">Collider recalculates collision box IF object scaled</text:span></text:p>
      <text:p text:style-name="P30"/>
      <text:p text:style-name="P28"><text:span text:style-name="T29">OpenR3D </text:span><text:span text:style-name="T28">Execution Order </text:span><text:span text:style-name="T30">Solution </text:span><text:span text:style-name="T31">3:</text:span><text:span text:style-name="T37"> </text:span><text:span text:style-name="T38">Update Transform as soon as it changes</text:span></text:p>
      <text:p text:style-name="P27"/>
      <text:p text:style-name="P27"/>
      <text:p text:style-name="P27">Other implementation ideas:</text:p>
      <text:p text:style-name="P31"/>
      <text:p text:style-name="P26">Setting a “need to be updated” boolean on components instead of having two updates functions.</text:p>
      <text:p text:style-name="P25">So if the camera’<text:span text:style-name="T19">s sceneObject </text:span>is moved it is <text:span text:style-name="T19">flagged as “need to be updated” </text:span><text:s/>until it’s update function is called.</text:p>
      <text:p text:style-name="P21"/>
      <text:p text:style-name="P21"><text:span text:style-name="T10">V</text:span><text:span text:style-name="T9">alidation Tests:</text:span></text:p>
      <text:p text:style-name="Preformatted_20_Text"/>
      <text:p text:style-name="Preformatted_20_Text">If I scale a object and recolor during an update, will both effects be visible <text:span text:style-name="T8">at the following draw?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6:03:43.717195285</meta:creation-date>
    <meta:generator>LibreOffice/5.1.4.2$Linux_X86_64 LibreOffice_project/10m0$Build-2</meta:generator>
    <dc:date>2016-12-07T11:13:05.995125671</dc:date>
    <meta:editing-duration>PT3H38M58S</meta:editing-duration>
    <meta:editing-cycles>115</meta:editing-cycles>
    <meta:document-statistic meta:table-count="0" meta:image-count="0" meta:object-count="0" meta:page-count="2" meta:paragraph-count="42" meta:word-count="323" meta:character-count="2012" meta:non-whitespace-character-count="1703"/>
  </office:meta>
</office:document-meta>
</file>